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encoder_esq</text:p>
          </table:table-cell>
          <table:table-cell office:value-type="string">
            <text:p>encoder_dir</text:p>
          </table:table-cell>
          <table:table-cell office:value-type="string">
            <text:p>IR1</text:p>
          </table:table-cell>
          <table:table-cell office:value-type="string">
            <text:p>IR2</text:p>
          </table:table-cell>
          <table:table-cell office:value-type="string">
            <text:p>IR3</text:p>
          </table:table-cell>
          <table:table-cell office:value-type="string">
            <text:p>IR4</text:p>
          </table:table-cell>
          <table:table-cell office:value-type="string">
            <text:p>IR5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]+RANDBETWEEN(0;50)" office:value-type="float" office:value="142">
            <text:p>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]+RANDBETWEEN(0;50)" office:value-type="float" office:value="119">
            <text:p>1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]+RANDBETWEEN(0;50)" office:value-type="float" office:value="122">
            <text:p>12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]+RANDBETWEEN(0;50)" office:value-type="float" office:value="158">
            <text:p>15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]+RANDBETWEEN(0;50)" office:value-type="float" office:value="132">
            <text:p>13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]+RANDBETWEEN(0;50)" office:value-type="float" office:value="157">
            <text:p>1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]+RANDBETWEEN(0;50)" office:value-type="float" office:value="131">
            <text:p>1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]+RANDBETWEEN(0;50)" office:value-type="float" office:value="156">
            <text:p>1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]+RANDBETWEEN(0;50)" office:value-type="float" office:value="121">
            <text:p>1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]+RANDBETWEEN(0;50)" office:value-type="float" office:value="125">
            <text:p>1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]+RANDBETWEEN(0;50)" office:value-type="float" office:value="119">
            <text:p>1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]+RANDBETWEEN(0;50)" office:value-type="float" office:value="128">
            <text:p>1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]+RANDBETWEEN(0;50)" office:value-type="float" office:value="151">
            <text:p>1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]+RANDBETWEEN(0;50)" office:value-type="float" office:value="152">
            <text:p>1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]+RANDBETWEEN(0;50)" office:value-type="float" office:value="145">
            <text:p>1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]+RANDBETWEEN(0;50)" office:value-type="float" office:value="146">
            <text:p>1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]+RANDBETWEEN(0;50)" office:value-type="float" office:value="150">
            <text:p>1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]+RANDBETWEEN(0;50)" office:value-type="float" office:value="108">
            <text:p>1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]+RANDBETWEEN(0;50)" office:value-type="float" office:value="111">
            <text:p>1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]+RANDBETWEEN(0;50)" office:value-type="float" office:value="131">
            <text:p>1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]+RANDBETWEEN(0;50)" office:value-type="float" office:value="132">
            <text:p>1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3]+RANDBETWEEN(0;50)" office:value-type="float" office:value="116">
            <text:p>1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4]+RANDBETWEEN(0;50)" office:value-type="float" office:value="110">
            <text:p>1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5]+RANDBETWEEN(0;50)" office:value-type="float" office:value="145">
            <text:p>1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6]+RANDBETWEEN(0;50)" office:value-type="float" office:value="151">
            <text:p>1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7]+RANDBETWEEN(0;50)" office:value-type="float" office:value="157">
            <text:p>1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8]+RANDBETWEEN(0;50)" office:value-type="float" office:value="110">
            <text:p>1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9]+RANDBETWEEN(0;50)" office:value-type="float" office:value="114">
            <text:p>1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0]+RANDBETWEEN(0;50)" office:value-type="float" office:value="65">
            <text:p>65</text:p>
          </table:table-cell>
        </table:table-row>
        <table:table-row table:style-name="ro1">
          <table:table-cell table:number-columns-repeated="3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1]+RANDBETWEEN(0;50)" office:value-type="float" office:value="95">
            <text:p>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2]+RANDBETWEEN(0;50)" office:value-type="float" office:value="97">
            <text:p>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3]+RANDBETWEEN(0;50)" office:value-type="float" office:value="99">
            <text:p>9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4]+RANDBETWEEN(0;50)" office:value-type="float" office:value="55">
            <text:p>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5]+RANDBETWEEN(0;50)" office:value-type="float" office:value="61">
            <text:p>6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6]+RANDBETWEEN(0;50)" office:value-type="float" office:value="99">
            <text:p>9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7]+RANDBETWEEN(0;50)" office:value-type="float" office:value="80">
            <text:p>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8]+RANDBETWEEN(0;50)" office:value-type="float" office:value="60">
            <text:p>6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39]+RANDBETWEEN(0;50)" office:value-type="float" office:value="71">
            <text:p>7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0]+RANDBETWEEN(0;50)" office:value-type="float" office:value="77">
            <text:p>7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1]+RANDBETWEEN(0;50)" office:value-type="float" office:value="73">
            <text:p>7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2]+RANDBETWEEN(0;50)" office:value-type="float" office:value="89">
            <text:p>8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3]+RANDBETWEEN(0;50)" office:value-type="float" office:value="89">
            <text:p>8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4]+RANDBETWEEN(0;50)" office:value-type="float" office:value="94">
            <text:p>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5]+RANDBETWEEN(0;50)" office:value-type="float" office:value="81">
            <text:p>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6]+RANDBETWEEN(0;50)" office:value-type="float" office:value="83">
            <text:p>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7]+RANDBETWEEN(0;50)" office:value-type="float" office:value="80">
            <text:p>8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8]+RANDBETWEEN(0;50)" office:value-type="float" office:value="69">
            <text:p>6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49]+RANDBETWEEN(0;50)" office:value-type="float" office:value="74">
            <text:p>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0]+RANDBETWEEN(0;50)" office:value-type="float" office:value="80">
            <text:p>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1]+RANDBETWEEN(0;50)" office:value-type="float" office:value="73">
            <text:p>7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2]+RANDBETWEEN(0;50)" office:value-type="float" office:value="97">
            <text:p>9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3]+RANDBETWEEN(0;50)" office:value-type="float" office:value="54">
            <text:p>5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4]+RANDBETWEEN(0;50)" office:value-type="float" office:value="81">
            <text:p>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5]+RANDBETWEEN(0;50)" office:value-type="float" office:value="99">
            <text:p>9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6]+RANDBETWEEN(0;50)" office:value-type="float" office:value="91">
            <text:p>9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7]+RANDBETWEEN(0;50)" office:value-type="float" office:value="74">
            <text:p>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8]+RANDBETWEEN(0;50)" office:value-type="float" office:value="98">
            <text:p>9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59]+RANDBETWEEN(0;50)" office:value-type="float" office:value="93">
            <text:p>9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0]+RANDBETWEEN(0;50)" office:value-type="float" office:value="81">
            <text:p>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1]+RANDBETWEEN(0;50)" office:value-type="float" office:value="62">
            <text:p>6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2]+RANDBETWEEN(0;50)" office:value-type="float" office:value="87">
            <text:p>8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3]+RANDBETWEEN(0;50)" office:value-type="float" office:value="78">
            <text:p>7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4]+RANDBETWEEN(0;50)" office:value-type="float" office:value="61">
            <text:p>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5]+RANDBETWEEN(0;50)" office:value-type="float" office:value="93">
            <text:p>9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6]+RANDBETWEEN(0;50)" office:value-type="float" office:value="90">
            <text:p>9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7]+RANDBETWEEN(0;50)" office:value-type="float" office:value="59">
            <text:p>5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8]+RANDBETWEEN(0;50)" office:value-type="float" office:value="72">
            <text:p>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69]+RANDBETWEEN(0;50)"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0]+RANDBETWEEN(0;50)" office:value-type="float" office:value="80">
            <text:p>8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1]+RANDBETWEEN(0;50)" office:value-type="float" office:value="99">
            <text:p>9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2]+RANDBETWEEN(0;50)" office:value-type="float" office:value="73">
            <text:p>7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3]+RANDBETWEEN(0;50)" office:value-type="float" office:value="68">
            <text:p>6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4]+RANDBETWEEN(0;50)" office:value-type="float" office:value="87">
            <text:p>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5]+RANDBETWEEN(0;50)" office:value-type="float" office:value="66">
            <text:p>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6]+RANDBETWEEN(0;50)" office:value-type="float" office:value="100">
            <text:p>1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7]+RANDBETWEEN(0;50)" office:value-type="float" office:value="69">
            <text:p>6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8]+RANDBETWEEN(0;50)" office:value-type="float" office:value="97">
            <text:p>9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79]+RANDBETWEEN(0;50)" office:value-type="float" office:value="69">
            <text:p>6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0]+RANDBETWEEN(0;50)" office:value-type="float" office:value="93">
            <text:p>9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1]+RANDBETWEEN(0;50)" office:value-type="float" office:value="76">
            <text:p>7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2]+RANDBETWEEN(0;50)" office:value-type="float" office:value="92">
            <text:p>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3]+RANDBETWEEN(0;50)" office:value-type="float" office:value="90">
            <text:p>9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4]+RANDBETWEEN(0;50)" office:value-type="float" office:value="81">
            <text:p>8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5]+RANDBETWEEN(0;50)" office:value-type="float" office:value="73">
            <text:p>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6]+RANDBETWEEN(0;50)" office:value-type="float" office:value="88">
            <text:p>8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7]+RANDBETWEEN(0;50)" office:value-type="float" office:value="71">
            <text:p>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8]+RANDBETWEEN(0;50)" office:value-type="float" office:value="156">
            <text:p>1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89]+RANDBETWEEN(0;50)" office:value-type="float" office:value="143">
            <text:p>14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0]+RANDBETWEEN(0;50)" office:value-type="float" office:value="121">
            <text:p>12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1]+RANDBETWEEN(0;50)" office:value-type="float" office:value="136">
            <text:p>13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2]+RANDBETWEEN(0;50)" office:value-type="float" office:value="156">
            <text:p>1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3]+RANDBETWEEN(0;50)" office:value-type="float" office:value="158">
            <text:p>1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4]+RANDBETWEEN(0;50)" office:value-type="float" office:value="114">
            <text:p>1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5]+RANDBETWEEN(0;50)" office:value-type="float" office:value="116">
            <text:p>1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6]+RANDBETWEEN(0;50)" office:value-type="float" office:value="151">
            <text:p>15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7]+RANDBETWEEN(0;50)" office:value-type="float" office:value="154">
            <text:p>15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8]+RANDBETWEEN(0;50)" office:value-type="float" office:value="125">
            <text:p>12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99]+RANDBETWEEN(0;50)" office:value-type="float" office:value="122">
            <text:p>12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0]+RANDBETWEEN(0;50)" office:value-type="float" office:value="153">
            <text:p>1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1]+RANDBETWEEN(0;50)" office:value-type="float" office:value="156">
            <text:p>15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2]+RANDBETWEEN(0;50)" office:value-type="float" office:value="121">
            <text:p>12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3]+RANDBETWEEN(0;50)" office:value-type="float" office:value="126">
            <text:p>12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4]+RANDBETWEEN(0;50)" office:value-type="float" office:value="124">
            <text:p>12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5]+RANDBETWEEN(0;50)" office:value-type="float" office:value="108">
            <text:p>10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6]+RANDBETWEEN(0;50)" office:value-type="float" office:value="143">
            <text:p>14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7]+RANDBETWEEN(0;50)" office:value-type="float" office:value="124">
            <text:p>12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8]+RANDBETWEEN(0;50)" office:value-type="float" office:value="128">
            <text:p>1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09]+RANDBETWEEN(0;50)" office:value-type="float" office:value="139">
            <text:p>13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0]+RANDBETWEEN(0;50)" office:value-type="float" office:value="143">
            <text:p>14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1]+RANDBETWEEN(0;50)" office:value-type="float" office:value="120">
            <text:p>1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2]+RANDBETWEEN(0;50)" office:value-type="float" office:value="115">
            <text:p>11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3]+RANDBETWEEN(0;50)" office:value-type="float" office:value="134">
            <text:p>13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4]+RANDBETWEEN(0;50)" office:value-type="float" office:value="110">
            <text:p>11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5]+RANDBETWEEN(0;50)" office:value-type="float" office:value="146">
            <text:p>14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6]+RANDBETWEEN(0;50)" office:value-type="float" office:value="158">
            <text:p>15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7]+RANDBETWEEN(0;50)" office:value-type="float" office:value="149">
            <text:p>14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8]+RANDBETWEEN(0;50)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19]+RANDBETWEEN(0;50)" office:value-type="float" office:value="155">
            <text:p>15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0]+RANDBETWEEN(0;50)" office:value-type="float" office:value="133">
            <text:p>1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1]+RANDBETWEEN(0;50)" office:value-type="float" office:value="130">
            <text:p>13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2]+RANDBETWEEN(0;50)" office:value-type="float" office:value="133">
            <text:p>13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3]+RANDBETWEEN(0;50)" office:value-type="float" office:value="131">
            <text:p>1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4]+RANDBETWEEN(0;50)" office:value-type="float" office:value="130">
            <text:p>13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5]+RANDBETWEEN(0;50)" office:value-type="float" office:value="139">
            <text:p>13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6]+RANDBETWEEN(0;50)" office:value-type="float" office:value="139">
            <text:p>13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7]+RANDBETWEEN(0;50)" office:value-type="float" office:value="122">
            <text:p>1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8]+RANDBETWEEN(0;50)" office:value-type="float" office:value="134">
            <text:p>1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29]+RANDBETWEEN(0;50)" office:value-type="float" office:value="157">
            <text:p>15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0]+RANDBETWEEN(0;50)" office:value-type="float" office:value="137">
            <text:p>1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1]+RANDBETWEEN(0;50)" office:value-type="float" office:value="129">
            <text:p>12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2]+RANDBETWEEN(0;50)" office:value-type="float" office:value="155">
            <text:p>15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3]+RANDBETWEEN(0;50)" office:value-type="float" office:value="150">
            <text:p>15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4]+RANDBETWEEN(0;50)" office:value-type="float" office:value="147">
            <text:p>14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5]+RANDBETWEEN(0;50)" office:value-type="float" office:value="121">
            <text:p>12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6]+RANDBETWEEN(0;50)" office:value-type="float" office:value="92">
            <text:p>9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7]+RANDBETWEEN(0;50)" office:value-type="float" office:value="73">
            <text:p>7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8]+RANDBETWEEN(0;50)" office:value-type="float" office:value="79">
            <text:p>7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39]+RANDBETWEEN(0;50)" office:value-type="float" office:value="61">
            <text:p>6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0]+RANDBETWEEN(0;50)" office:value-type="float" office:value="54">
            <text:p>5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1]+RANDBETWEEN(0;50)" office:value-type="float" office:value="63">
            <text:p>6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2]+RANDBETWEEN(0;50)" office:value-type="float" office:value="74">
            <text:p>7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3]+RANDBETWEEN(0;50)" office:value-type="float" office:value="62">
            <text:p>6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4]+RANDBETWEEN(0;50)" office:value-type="float" office:value="90">
            <text:p>9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5]+RANDBETWEEN(0;50)" office:value-type="float" office:value="76">
            <text:p>7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6]+RANDBETWEEN(0;50)" office:value-type="float" office:value="50">
            <text:p>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7]+RANDBETWEEN(0;50)" office:value-type="float" office:value="89">
            <text:p>8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8]+RANDBETWEEN(0;50)" office:value-type="float" office:value="66">
            <text:p>6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49]+RANDBETWEEN(0;50)" office:value-type="float" office:value="59">
            <text:p>5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0]+RANDBETWEEN(0;50)" office:value-type="float" office:value="86">
            <text:p>8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1]+RANDBETWEEN(0;50)" office:value-type="float" office:value="92">
            <text:p>9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2]+RANDBETWEEN(0;50)" office:value-type="float" office:value="81">
            <text:p>8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3]+RANDBETWEEN(0;50)" office:value-type="float" office:value="60">
            <text:p>6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4]+RANDBETWEEN(0;50)" office:value-type="float" office:value="64">
            <text:p>6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5]+RANDBETWEEN(0;50)" office:value-type="float" office:value="53">
            <text:p>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6]+RANDBETWEEN(0;50)" office:value-type="float" office:value="91">
            <text:p>9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7]+RANDBETWEEN(0;50)" office:value-type="float" office:value="96">
            <text:p>9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8]+RANDBETWEEN(0;50)" office:value-type="float" office:value="68">
            <text:p>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59]+RANDBETWEEN(0;50)" office:value-type="float" office:value="67">
            <text:p>6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0]+RANDBETWEEN(0;50)" office:value-type="float" office:value="95">
            <text:p>9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1]+RANDBETWEEN(0;50)" office:value-type="float" office:value="97">
            <text:p>9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2]+RANDBETWEEN(0;50)" office:value-type="float" office:value="88">
            <text:p>8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3]+RANDBETWEEN(0;50)" office:value-type="float" office:value="91">
            <text:p>9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4]+RANDBETWEEN(0;50)" office:value-type="float" office:value="88">
            <text:p>8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5]+RANDBETWEEN(0;50)" office:value-type="float" office:value="77">
            <text:p>7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6]+RANDBETWEEN(0;50)" office:value-type="float" office:value="53">
            <text:p>5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7]+RANDBETWEEN(0;50)" office:value-type="float" office:value="80">
            <text:p>8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8]+RANDBETWEEN(0;50)" office:value-type="float" office:value="100">
            <text:p>1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69]+RANDBETWEEN(0;50)" office:value-type="float" office:value="82">
            <text:p>8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0]+RANDBETWEEN(0;50)" office:value-type="float" office:value="91">
            <text:p>9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1]+RANDBETWEEN(0;50)" office:value-type="float" office:value="54">
            <text:p>5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2]+RANDBETWEEN(0;50)" office:value-type="float" office:value="96">
            <text:p>9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3]+RANDBETWEEN(0;50)" office:value-type="float" office:value="65">
            <text:p>6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4]+RANDBETWEEN(0;50)" office:value-type="float" office:value="66">
            <text:p>6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5]+RANDBETWEEN(0;50)" office:value-type="float" office:value="86">
            <text:p>8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6]+RANDBETWEEN(0;50)" office:value-type="float" office:value="91">
            <text:p>9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7]+RANDBETWEEN(0;50)" office:value-type="float" office:value="66">
            <text:p>6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8]+RANDBETWEEN(0;50)" office:value-type="float" office:value="75">
            <text:p>7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79]+RANDBETWEEN(0;50)" office:value-type="float" office:value="57">
            <text:p>5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0]+RANDBETWEEN(0;50)" office:value-type="float" office:value="75">
            <text:p>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1]+RANDBETWEEN(0;50)" office:value-type="float" office:value="60">
            <text:p>6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2]+RANDBETWEEN(0;50)" office:value-type="float" office:value="100">
            <text:p>1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3]+RANDBETWEEN(0;50)" office:value-type="float" office:value="56">
            <text:p>5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4]+RANDBETWEEN(0;50)" office:value-type="float" office:value="71">
            <text:p>7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5]+RANDBETWEEN(0;50)" office:value-type="float" office:value="64">
            <text:p>6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6]+RANDBETWEEN(0;50)" office:value-type="float" office:value="59">
            <text:p>5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7]+RANDBETWEEN(0;50)" office:value-type="float" office:value="62">
            <text:p>6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8]+RANDBETWEEN(0;50)" office:value-type="float" office:value="59">
            <text:p>5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89]+RANDBETWEEN(0;50)" office:value-type="float" office:value="77">
            <text:p>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0]+RANDBETWEEN(0;50)" office:value-type="float" office:value="79">
            <text:p>7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1]+RANDBETWEEN(0;50)" office:value-type="float" office:value="53">
            <text:p>5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2]+RANDBETWEEN(0;50)" office:value-type="float" office:value="74">
            <text:p>7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3]+RANDBETWEEN(0;50)" office:value-type="float" office:value="66">
            <text:p>6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4]+RANDBETWEEN(0;50)" office:value-type="float" office:value="95">
            <text:p>9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5]+RANDBETWEEN(0;50)" office:value-type="float" office:value="61">
            <text:p>6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6]+RANDBETWEEN(0;50)" office:value-type="float" office:value="94">
            <text:p>9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7]+RANDBETWEEN(0;50)" office:value-type="float" office:value="98">
            <text:p>9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8]+RANDBETWEEN(0;50)" office:value-type="float" office:value="92">
            <text:p>9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199]+RANDBETWEEN(0;50)" office:value-type="float" office:value="94">
            <text:p>9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0]+RANDBETWEEN(0;50)" office:value-type="float" office:value="80">
            <text:p>8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1]+RANDBETWEEN(0;50)" office:value-type="float" office:value="83">
            <text:p>8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2]+RANDBETWEEN(0;50)" office:value-type="float" office:value="98">
            <text:p>9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3]+RANDBETWEEN(0;50)" office:value-type="float" office:value="76">
            <text:p>7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4]+RANDBETWEEN(0;50)" office:value-type="float" office:value="98">
            <text:p>9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5]+RANDBETWEEN(0;50)" office:value-type="float" office:value="64">
            <text:p>6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6]+RANDBETWEEN(0;50)" office:value-type="float" office:value="61">
            <text:p>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7]+RANDBETWEEN(0;50)" office:value-type="float" office:value="89">
            <text:p>8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8]+RANDBETWEEN(0;50)" office:value-type="float" office:value="81">
            <text:p>8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09]+RANDBETWEEN(0;50)" office:value-type="float" office:value="145">
            <text:p>14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0]+RANDBETWEEN(0;50)" office:value-type="float" office:value="155">
            <text:p>15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1]+RANDBETWEEN(0;50)" office:value-type="float" office:value="113">
            <text:p>11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2]+RANDBETWEEN(0;50)" office:value-type="float" office:value="155">
            <text:p>15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3]+RANDBETWEEN(0;50)" office:value-type="float" office:value="154">
            <text:p>15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4]+RANDBETWEEN(0;50)" office:value-type="float" office:value="120">
            <text:p>12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5]+RANDBETWEEN(0;50)" office:value-type="float" office:value="126">
            <text:p>12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6]+RANDBETWEEN(0;50)" office:value-type="float" office:value="117">
            <text:p>1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7]+RANDBETWEEN(0;50)" office:value-type="float" office:value="130">
            <text:p>13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8]+RANDBETWEEN(0;50)" office:value-type="float" office:value="138">
            <text:p>13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19]+RANDBETWEEN(0;50)" office:value-type="float" office:value="127">
            <text:p>12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0]+RANDBETWEEN(0;50)" office:value-type="float" office:value="158">
            <text:p>15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1]+RANDBETWEEN(0;50)" office:value-type="float" office:value="116">
            <text:p>11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2]+RANDBETWEEN(0;50)" office:value-type="float" office:value="131">
            <text:p>13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3]+RANDBETWEEN(0;50)" office:value-type="float" office:value="131">
            <text:p>13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H224]+RANDBETWEEN(0;50)" office:value-type="float" office:value="133">
            <text:p>13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encoder_esq</text:p>
          </table:table-cell>
          <table:table-cell office:value-type="string">
            <text:p>encoder_dir</text:p>
          </table:table-cell>
          <table:table-cell office:value-type="string">
            <text:p>IR1</text:p>
          </table:table-cell>
          <table:table-cell office:value-type="string">
            <text:p>IR2</text:p>
          </table:table-cell>
          <table:table-cell office:value-type="string">
            <text:p>IR3</text:p>
          </table:table-cell>
          <table:table-cell office:value-type="string">
            <text:p>IR4</text:p>
          </table:table-cell>
          <table:table-cell office:value-type="string">
            <text:p>IR5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4">
            <text:p>1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4">
            <text:p>1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3">
            <text:p>1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">
            <text:p>1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9">
            <text:p>14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7">
            <text:p>14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6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4T18:50:52</dc:date>
    <dc:creator>Stefan </dc:creator>
    <meta:editing-duration>PT15M49S</meta:editing-duration>
    <meta:editing-cycles>2</meta:editing-cycles>
    <meta:document-statistic meta:table-count="2" meta:cell-count="6495" meta:object-count="0"/>
  </office:meta>
</office:document-meta>
</file>